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margin-top="0in" fo:margin-bottom="0in" style:page-number="auto" fo:break-before="page"/>
      <style:text-properties fo:color="#000000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3" style:family="paragraph" style:parent-style-name="Standard" style:list-style-name="L2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4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6</text:p>
      <text:p text:style-name="P2">data </text:p>
      <text:p text:style-name="P2">.net </text:p>
      <text:p text:style-name="P2">text formats</text:p>
      <text:p text:style-name="P2">relational database</text:p>
      <text:p text:style-name="P2"/>
      <text:p text:style-name="P2"/>
      <text:p text:style-name="P2">issues with these unnormalized</text:p>
      <text:list xml:id="list3669956749877250773" text:style-name="L2">
        <text:list-item>
          <text:p text:style-name="P3">update anomaly</text:p>
          <text:p text:style-name="P3">you modify all the copies of some data, but you missed one</text:p>
        </text:list-item>
        <text:list-item>
          <text:p text:style-name="P3">deletion anomaly</text:p>
          <text:p text:style-name="P3">remove one piece of data, effectively delete other pieces</text:p>
        </text:list-item>
        <text:list-item>
          <text:p text:style-name="P3">insertion anomaly</text:p>
          <text:p text:style-name="P3">unable to store certain piece without having other pieces</text:p>
        </text:list-item>
      </text:list>
      <text:p text:style-name="P2"/>
      <text:p text:style-name="P2">functional dependency</text:p>
      <text:p text:style-name="P2">x → y, has one unique outcome</text:p>
      <text:p text:style-name="P2">x,y → z, </text:p>
      <text:p text:style-name="P2">name → phone</text:p>
      <text:p text:style-name="P2">phone → name</text:p>
      <text:p text:style-name="P2">candidate keys: <text:span text:style-name="T2">name,</text:span> phone, if all depends on these two(chaining or by default), <text:span text:style-name="T1">but (name,phone)</text:span></text:p>
      <text:p text:style-name="P4">is not, not a minimal, </text:p>
      <text:p text:style-name="P2">example two: <text:span text:style-name="T2">product</text:span></text:p>
      <text:p text:style-name="P2"><text:span text:style-name="T1">candidate key</text:span>: a minimal set of columns that every other column is dependent on</text:p>
      <text:p text:style-name="P2"/>
      <text:p text:style-name="P2">Primary key: pick one candidate keys to be primary and underline it</text:p>
      <text:p text:style-name="P2">foreign key: other table has a column of primary keys that can be used to reference</text:p>
      <text:p text:style-name="P2"/>
      <text:p text:style-name="P2">Normalization: </text:p>
      <text:p text:style-name="P2">1<text:span text:style-name="T3">st</text:span> normal form: </text:p>
      <text:p text:style-name="P2">1. a column should only contain be atomic: one value</text:p>
      <text:p text:style-name="P2">do not want to restructure tables, just have all data laid out, create some dependency</text:p>
      <text:p text:style-name="P2">2. no repeating group color1 color2</text:p>
      <text:p text:style-name="P2">3. each row must be unique</text:p>
      <text:p text:style-name="P2"/>
      <text:p text:style-name="P2">2<text:span text:style-name="T3">nd</text:span> normal form:</text:p>
      <text:p text:style-name="P2">all columns that are not part of any candidate key, cannot have partial dependency on any candidate key, if</text:p>
      <text:p text:style-name="P2"/>
      <text:p text:style-name="P2">3<text:span text:style-name="T3">rd</text:span> normal form:</text:p>
      <text:p text:style-name="P2"><text:soft-page-break/>no non-ck can depend on any other non-ck column</text:p>
      <text:p text:style-name="P2">The keys, the whole keys and nothing but the keys</text:p>
      <text:p text:style-name="P2"/>
      <text:p text:style-name="P2">referential integrity: point to a real existing cell or null if allowed</text:p>
      <text:p text:style-name="P2"/>
      <text:p text:style-name="P2"/>
      <text:p text:style-name="P2">SQL command:</text:p>
      <text:p text:style-name="P2">highlight and run</text:p>
      <text:p text:style-name="P2">group by throw stuff away</text:p>
      <text:p text:style-name="P2">order by multiple levels , each has desc, asnd</text:p>
      <text:p text:style-name="P2">select distinct remove the ruplicate rows as the last step</text:p>
      <text:p text:style-name="P2">select top(n) only pick the first n</text:p>
      <text:p text:style-name="P2"/>
      <text:p text:style-name="P2">logical order</text:p>
      <text:p text:style-name="P2">goto, filter, groupby, second filter, </text:p>
      <text:p text:style-name="P2"/>
      <text:p text:style-name="P2"/>
      <text:p text:style-name="P2">group by → remove duplica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新宋体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11T17:11:30.98</dc:date>
    <meta:editing-cycles>32</meta:editing-cycles>
    <meta:editing-duration>P3DT20H48S</meta:editing-duration>
    <meta:document-statistic meta:table-count="0" meta:image-count="0" meta:object-count="0" meta:page-count="2" meta:paragraph-count="44" meta:word-count="279" meta:character-count="15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